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b492" officeooo:paragraph-rsid="001cb492"/>
    </style:style>
    <style:style style:name="P2" style:family="paragraph" style:parent-style-name="Standard">
      <style:paragraph-properties fo:text-align="start" style:justify-single-word="false"/>
      <style:text-properties officeooo:rsid="001cb492" officeooo:paragraph-rsid="001cb4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ravermelho</text:p>
      <text:p text:style-name="P2"/>
      <text:p text:style-name="P2">3 pinos</text:p>
      <text:p text:style-name="P2"/>
      <text:p text:style-name="P2">VCC (5V)</text:p>
      <text:p text:style-name="P2">GND</text:p>
      <text:p text:style-name="P2">Sinal</text:p>
      <text:p text:style-name="P2"/>
      <text:p text:style-name="P2">Responsável por medir a rotação das hélices em rpm.</text:p>
      <text:p text:style-name="P2"/>
      <text:p text:style-name="P2">O mais simples de programar, já que não requer nenhuma biblioteca específica, apenas portas lógicas.</text:p>
      <text:p text:style-name="P2"/>
      <text:p text:style-name="P2">Seu teste é tão simples quanto sua programação. Basta programá-lo para agir como um tacômet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19:31:53.678000000</meta:creation-date>
    <dc:date>2016-07-09T19:48:52.922000000</dc:date>
    <meta:editing-duration>PT16M59S</meta:editing-duration>
    <meta:editing-cycles>1</meta:editing-cycles>
    <meta:document-statistic meta:table-count="0" meta:image-count="0" meta:object-count="0" meta:page-count="1" meta:paragraph-count="8" meta:word-count="46" meta:character-count="281" meta:non-whitespace-character-count="243"/>
    <meta:generator>LibreOffice/4.4.7.2$Windows_x86 LibreOffice_project/f3153a8b245191196a4b6b9abd1d0da16eead600</meta:generator>
  </office:meta>
</office:document-meta>
</file>